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6.832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fo:min-height="4.8cm"/>
      <style:paragraph-properties style:writing-mode="lr-tb"/>
    </style:style>
    <style:style style:name="pr4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margin-top="0.5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6.832cm" svg:x="1.4cm" svg:y="5.588cm" presentation:class="title" presentation:user-transformed="true">
          <draw:text-box>
            <text:p>Arena Toke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3" draw:layer="layout" svg:width="25.199cm" svg:height="4.8cm" svg:x="1.471cm" svg:y="6.604cm" presentation:class="title" presentation:user-transformed="true">
          <draw:text-box>
            <text:p>Gen Token (Tokenomics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GEN Token Functionality</text:p>
          </draw:text-box>
        </draw:frame>
        <draw:frame presentation:style-name="pr6" draw:text-style-name="P4" draw:layer="layout" svg:width="25.199cm" svg:height="12.179cm" svg:x="0.455cm" svg:y="4.914cm" presentation:class="outline" presentation:user-transformed="true">
          <draw:text-box>
            <text:list text:style-name="L2">
              <text:list-item>
                <text:p><text:span text:style-name="T1">Initial supply : 200,000 $GEN</text:span></text:p>
              </text:list-item>
              <text:list-item>
                <text:p><text:span text:style-name="T1">$GEN sold in prelaunch : 100,000</text:span></text:p>
              </text:list-item>
              <text:list-item>
                <text:p><text:span text:style-name="T1">Price at prelaunch : $10 USD</text:span></text:p>
              </text:list-item>
              <text:list-item>
                <text:p><text:span text:style-name="T1">Initial $GEN Allocation of 100,000 (not in circulation)</text:span></text:p>
              </text:list-item>
              <text:list-item>
                <text:p><text:span text:style-name="T1">Wallets that will interact either BNB or $GEN</text:span></text:p>
                <text:p><text:span text:style-name="T2">Liquidity pool on pancake swap</text:span></text:p>
              </text:list-item>
              <text:list-item>
                <text:p><text:span text:style-name="T1">50% goes for liquidity</text:span></text:p>
              </text:list-item>
              <text:list-item>
                <text:p><text:span text:style-name="T2">Treasury</text:span></text:p>
              </text:list-item>
              <text:list-item>
                <text:p><text:span text:style-name="T1">20% goes for liquidity</text:span></text:p>
              </text:list-item>
              <text:list-item>
                <text:p><text:span text:style-name="T2">Insurance Fund</text:span></text:p>
              </text:list-item>
              <text:list-item>
                <text:p><text:span text:style-name="T1">15% goes for liquidity</text:span></text:p>
              </text:list-item>
              <text:list-item>
                <text:p><text:span text:style-name="T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5" draw:layer="layout" svg:width="25.199cm" svg:height="17.018cm" svg:x="1.4cm" svg:y="2.032cm" presentation:class="outline" presentation:user-transformed="true">
          <draw:text-box>
            <text:list text:style-name="L2">
              <text:list-header>
                <text:p text:style-name="P5"><text:span text:style-name="T2">Marketing &amp; Development</text:span></text:p>
              </text:list-header>
              <text:list-item>
                <text:p text:style-name="P5"><text:span text:style-name="T1">15% goes for liquidity</text:span></text:p>
              </text:list-item>
              <text:list-item>
                <text:p text:style-name="P5"><text:span text:style-name="T1"/></text:p>
              </text:list-item>
              <text:list-item>
                <text:p text:style-name="P5"><text:span text:style-name="T2">Initial Stable Coin disbursement from presale</text:span></text:p>
              </text:list-item>
              <text:list-item>
                <text:p text:style-name="P5"><text:span text:style-name="T2">Liquidity pool</text:span></text:p>
              </text:list-item>
              <text:list-item>
                <text:p text:style-name="P5"><text:span text:style-name="T1"><text:s text:c="10"/></text:span><text:span text:style-name="T1">50% for Liquidity pool</text:span></text:p>
              </text:list-item>
              <text:list-item>
                <text:p text:style-name="P5"><text:span text:style-name="T2">Arena Token Fund</text:span></text:p>
              </text:list-item>
              <text:list-item>
                <text:p text:style-name="P5"><text:span text:style-name="T1"><text:s text:c="9"/></text:span><text:span text:style-name="T1">10% for Arena Token Fund</text:span></text:p>
              </text:list-item>
              <text:list-item>
                <text:p text:style-name="P5"><text:span text:style-name="T2">Stable Coin Payout</text:span></text:p>
                <text:list>
                  <text:list-item>
                    <text:p><text:span text:style-name="T1">5% for Stable Coin Payout</text:span></text:p>
                  </text:list-item>
                </text:list>
              </text:list-item>
              <text:list-item>
                <text:p text:style-name="P5"><text:span text:style-name="T2">Marketing &amp; Development</text:span></text:p>
                <text:list>
                  <text:list-item>
                    <text:p><text:span text:style-name="T1">35% for Marketing &amp; Development</text:span></text:p>
                  </text:list-item>
                </text:list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5" draw:layer="layout" svg:width="25.199cm" svg:height="17.272cm" svg:x="1.4cm" svg:y="2.032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>BuY Fee%</text:span></text:p>
              </text:list-item>
              <text:list-item>
                <text:p text:style-name="P5"><text:span text:style-name="T1">We have a 14% deduction for fee on every buying of the GEN Token. Here under for deduction charges splitting</text:span></text:p>
                <text:p text:style-name="P5"><text:span text:style-name="T1">1% -Winner Circles</text:span></text:p>
              </text:list-item>
              <text:list-item>
                <text:p text:style-name="P5"><text:span text:style-name="T1">1% - ArenaToken</text:span></text:p>
              </text:list-item>
              <text:list-item>
                <text:p text:style-name="P5"><text:span text:style-name="T1">2 % - Burn</text:span></text:p>
              </text:list-item>
              <text:list-item>
                <text:p text:style-name="P5"><text:span text:style-name="T1"><text:s/></text:span><text:span text:style-name="T1">4 % - LP</text:span></text:p>
              </text:list-item>
              <text:list-item>
                <text:p text:style-name="P5"><text:span text:style-name="T1">4 % Insurance Fund</text:span></text:p>
              </text:list-item>
              <text:list-item>
                <text:p text:style-name="P5"><text:span text:style-name="T1">2 % - Treasu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17.526cm" svg:x="1.4cm" svg:y="2.03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Sell Fee %</text:span></text:p>
              </text:list-item>
              <text:list-item>
                <text:p><text:span text:style-name="T1">We have a 16% deduction for fee on every selling of the GEN Token. Here under for deduction charges splitting</text:span></text:p>
              </text:list-item>
              <text:list-item>
                <text:p><text:span text:style-name="T1">1% -Winner Circles</text:span></text:p>
              </text:list-item>
              <text:list-item>
                <text:p><text:span text:style-name="T1">1% - Arena Token</text:span></text:p>
              </text:list-item>
              <text:list-item>
                <text:p><text:span text:style-name="T1">2 % - Burn</text:span></text:p>
              </text:list-item>
              <text:list-item>
                <text:p><text:span text:style-name="T1">4 % - LP</text:span></text:p>
              </text:list-item>
              <text:list-item>
                <text:p><text:span text:style-name="T1">5 % Insurance Fund</text:span></text:p>
              </text:list-item>
              <text:list-item>
                <text:p><text:span text:style-name="T1">3 % - Treasu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18.288cm" svg:x="1.4cm" svg:y="1.778cm" presentation:class="outline" presentation:user-transformed="true">
          <draw:text-box>
            <text:list text:style-name="L2">
              <text:list-item>
                <text:p>Sell Tax (Additional)</text:p>
              </text:list-item>
              <text:list-item>
                <text:p>Initially sell tax will be 30%</text:p>
              </text:list-item>
              <text:list-item>
                <text:p>Every day the tax will drop by 1% until it reaches 16% (in two weeks time)</text:p>
              </text:list-item>
              <text:list-item>
                <text:p>The additional sell tax Surplus is the sell tax minus the standard 16%</text:p>
              </text:list-item>
              <text:list-item>
                <text:p>(i.e. if it’s day 3 and tax is 28% then the surplus would be 12%: 28-16 =12%)</text:p>
              </text:list-item>
              <text:list-item>
                <text:p>Surplus will be used towards:</text:p>
              </text:list-item>
              <text:list-item>
                <text:p>¼ to winners circle fund</text:p>
              </text:list-item>
              <text:list-item>
                <text:p>¼ to arena token backing value</text:p>
              </text:list-item>
              <text:list-item>
                <text:p>¼ to liquidity</text:p>
              </text:list-item>
              <text:list-item>
                <text:p>¼ to dev &amp; market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draw:frame presentation:style-name="pr1" draw:text-style-name="P1" draw:layer="layout" svg:width="25.199cm" svg:height="6.832cm" svg:x="1.4cm" svg:y="5.588cm" presentation:class="title" presentation:user-transformed="true">
          <draw:text-box>
            <text:p>Arena Token</text:p>
          </draw:text-box>
        </draw:frame>
        <presentation:notes draw:style-name="dp1">
          <draw:page-thumbnail draw:style-name="gr1" draw:layer="layout" svg:width="14.85cm" svg:height="11.14cm" svg:x="3.074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Arena Token(Tokenomics) </text:p>
          </draw:text-box>
        </draw:frame>
        <draw:frame presentation:style-name="pr6" draw:text-style-name="P4" draw:layer="layout" svg:width="25.199cm" svg:height="12.179cm" svg:x="0.455cm" svg:y="4.914cm" presentation:class="outline" presentation:user-transformed="true">
          <draw:text-box>
            <text:list text:style-name="L2">
              <text:list-item>
                <text:p><text:span text:style-name="T1">$ARENA token has fixed supply – 10,000</text:span></text:p>
              </text:list-item>
              <text:list-item>
                <text:p><text:span text:style-name="T1">$ARENA token has a backing /treasury – Initial $100,000</text:span></text:p>
              </text:list-item>
              <text:list-item>
                <text:p><text:span text:style-name="T1">$ARENA will be backed by the buy and sell fees of $GEN coin (1% each goes to Arena backing)</text:span></text:p>
              </text:list-item>
              <text:list-item>
                <text:p><text:span text:style-name="T1">A % of Presale of $Gen will go into the backing of $Arena to establish baseline value of $Arena (for example $100,000) </text:span></text:p>
              </text:list-item>
              <text:list-item>
                <text:p><text:span text:style-name="T1">$ARENA will have a hardcap (for example 10,000 total)</text:span></text:p>
              </text:list-item>
              <text:list-item>
                <text:p><text:span text:style-name="T1">$ARENA backed value will always be increasing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Selling And Buy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We will always buy back $ARENA at $10 / token</text:span></text:p>
              </text:list-item>
              <text:list-item>
                <text:p text:style-name="P6"><text:span text:style-name="T1">Once treasury holdings reach 200,000 we will buy back at $15 / token. As holdings increase so does the buy back rate per coin</text:span></text:p>
              </text:list-item>
              <text:list-item>
                <text:p text:style-name="P6"><text:span text:style-name="T1">You can sell $Arena back to us for 70% of the baseline / backing valu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Arena Token(Backing)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1">$ARENA will be backed by the buy and sell fees of $GEN coin (1% each </text:span><text:span text:style-name="T1">goes to Arena backing)</text:span></text:p>
              </text:list-item>
              <text:list-item>
                <text:p text:style-name="P6"><text:span text:style-name="T1">A % of Presale of $Gen will go into the backing of $Arena to establish </text:span><text:span text:style-name="T1">baseline value of $Arena (for example $100,000) </text:span></text:p>
              </text:list-item>
              <text:list-item>
                <text:p text:style-name="P6"><text:span text:style-name="T1">$ARENA will have a hardcap (for example 10,000 total)</text:span></text:p>
              </text:list-item>
              <text:list-item>
                <text:p text:style-name="P6"><text:span text:style-name="T1">$ARENA backed value will always be increasing</text:span></text:p>
              </text:list-item>
              <text:list-item>
                <text:p><text:span text:style-name="T1">If 70 % of ARENA token is held by users then ($GEN staked * Risk % * </text:span><text:span text:style-name="T1">Length of Battle * (1 – 0.7)).</text:span></text:p>
              </text:list-item>
              <text:list-item>
                <text:p><text:span text:style-name="T1">However, as the % of $ARENA being held outside of treasury increase -&gt; </text:span><text:span text:style-name="T1">payout of $ARENA token decreases</text:span></text:p>
              </text:list-item>
              <text:list-item>
                <text:p><text:span text:style-name="T1">This means that as more people hold $ARENA then the payout for battle </text:span><text:span text:style-name="T1">victors are reduced. The less people hold on to $ARENA then more </text:span><text:span text:style-name="T1">$ARENA is paid out for battle victorie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08:46:45.346369235</meta:creation-date>
    <meta:editing-duration>PT32M32S</meta:editing-duration>
    <meta:editing-cycles>9</meta:editing-cycles>
    <meta:generator>LibreOffice/6.4.7.2$Linux_X86_64 LibreOffice_project/40$Build-2</meta:generator>
    <dc:title>Blueprint Plans</dc:title>
    <dc:date>2022-05-18T18:39:02.351854055</dc:date>
    <meta:document-statistic meta:object-count="69"/>
  </office:meta>
</office:document-meta>
</file>